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co2" style:family="table-column">
      <style:table-column-properties fo:break-before="auto" style:column-width="57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data" table:style-name="ta1">
        <table:shapes>
          <draw:frame draw:z-index="0" draw:style-name="gr1" draw:text-style-name="P1" svg:width="609.14pt" svg:height="385.06pt" svg:x="129.2pt" svg:y="190.89pt">
            <loext:p draw:notify-on-update-of-ranges="simdata.B1:simdata.B8 simdata.B1:simdata.B8 simdata.C1:simdata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01:40:22.761924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01:41:17.731580996</dc:date>
    <meta:editing-duration>PT17M21S</meta:editing-duration>
    <meta:editing-cycles>5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0066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9cm" svg:height="13.585cm" xlink:href=".." xlink:type="simple" chart:class="chart:scatter" chart:style-name="ch1">
        <chart:title svg:x="10.176cm" svg:y="0.443cm" chart:style-name="ch2">
          <text:p>Title</text:p>
        </chart:title>
        <chart:legend chart:legend-position="end" svg:x="19.415cm" svg:y="6.5cm" style:legend-expansion="high" chart:style-name="ch3"/>
        <chart:plot-area chart:style-name="ch4" table:cell-range-address="simdata.B1:simdata.C8" chart:data-source-has-labels="both" svg:x="1.177cm" svg:y="1.587cm" svg:width="17.566cm" svg:height="10.878cm">
          <chartooo:coordinate-region svg:x="1.95cm" svg:y="1.78cm" svg:width="16.53cm" svg:height="10.052cm"/>
          <chart:axis chart:dimension="x" chart:name="primary-x" chart:style-name="ch5" chartooo:axis-type="auto">
            <chart:title svg:x="9.607cm" svg:y="12.736cm" chart:style-name="ch6">
              <text:p>Title</text:p>
            </chart:title>
            <chart:categories table:cell-range-address="simdata.B1:simdata.B8"/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21cm" svg:y="7.379cm" chart:style-name="ch9">
              <text:p>Title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simdata.C1:simdata.C8" loext:label-string="data" chart:class="chart:scatter">
            <chart:domain table:cell-range-address="simdata.B1:simdata.B8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data.B1:simdata.B8</svg:desc>
                </draw:g>
              </table:table-cell>
              <table:table-cell office:value-type="float" office:value="0">
                <text:p>0</text:p>
                <draw:g>
                  <svg:desc>simdata.B1:simdata.B8</svg:desc>
                </draw:g>
              </table:table-cell>
              <table:table-cell office:value-type="float" office:value="0">
                <text:p>0</text:p>
                <draw:g>
                  <svg:desc>simdata.C1:simdata.C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